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11"/>
          <table:table-cell office:value-type="string" calcext:value-type="string">
            <text:p>No of Nans (up to 190)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03129" calcext:value-type="float">
            <text:p>0.0103129</text:p>
          </table:table-cell>
          <table:table-cell office:value-type="float" office:value="0.0202659" calcext:value-type="float">
            <text:p>0.0202659</text:p>
          </table:table-cell>
          <table:table-cell office:value-type="float" office:value="0.0119212" calcext:value-type="float">
            <text:p>0.0119212</text:p>
          </table:table-cell>
          <table:table-cell office:value-type="float" office:value="0.0177543" calcext:value-type="float">
            <text:p>0.0177543</text:p>
          </table:table-cell>
          <table:table-cell office:value-type="float" office:value="0.0192961" calcext:value-type="float">
            <text:p>0.0192961</text:p>
          </table:table-cell>
          <table:table-cell office:value-type="float" office:value="0.0192723" calcext:value-type="float">
            <text:p>0.0192723</text:p>
          </table:table-cell>
          <table:table-cell office:value-type="float" office:value="0.0159246" calcext:value-type="float">
            <text:p>0.0159246</text:p>
          </table:table-cell>
          <table:table-cell office:value-type="float" office:value="0.0139356" calcext:value-type="float">
            <text:p>0.0139356</text:p>
          </table:table-cell>
          <table:table-cell office:value-type="float" office:value="0.0166349" calcext:value-type="float">
            <text:p>0.0166349</text:p>
          </table:table-cell>
          <table:table-cell office:value-type="float" office:value="0.0186324" calcext:value-type="float">
            <text:p>0.0186324</text:p>
          </table:table-cell>
          <table:table-cell office:value-type="float" office:value="0.0288452" calcext:value-type="float">
            <text:p>0.0288452</text:p>
          </table:table-cell>
          <table:table-cell office:value-type="float" office:value="0.0257396" calcext:value-type="float">
            <text:p>0.0257396</text:p>
          </table:table-cell>
          <table:table-cell office:value-type="float" office:value="0.0254761" calcext:value-type="float">
            <text:p>0.0254761</text:p>
          </table:table-cell>
          <table:table-cell office:value-type="float" office:value="0.0227789" calcext:value-type="float">
            <text:p>0.0227789</text:p>
          </table:table-cell>
          <table:table-cell office:value-type="float" office:value="0.0263649" calcext:value-type="float">
            <text:p>0.0263649</text:p>
          </table:table-cell>
          <table:table-cell office:value-type="float" office:value="0.025077" calcext:value-type="float">
            <text:p>0.025077</text:p>
          </table:table-cell>
          <table:table-cell office:value-type="float" office:value="0.0373086" calcext:value-type="float">
            <text:p>0.0373086</text:p>
          </table:table-cell>
          <table:table-cell office:value-type="float" office:value="0.0356947" calcext:value-type="float">
            <text:p>0.0356947</text:p>
          </table:table-cell>
          <table:table-cell office:value-type="float" office:value="0.0384942" calcext:value-type="float">
            <text:p>0.0384942</text:p>
          </table:table-cell>
          <table:table-cell office:value-type="float" office:value="0.0372513" calcext:value-type="float">
            <text:p>0.0372513</text:p>
          </table:table-cell>
          <table:table-cell office:value-type="float" office:value="0.033361" calcext:value-type="float">
            <text:p>0.033361</text:p>
          </table:table-cell>
          <table:table-cell office:value-type="float" office:value="0.0392425" calcext:value-type="float">
            <text:p>0.0392425</text:p>
          </table:table-cell>
          <table:table-cell office:value-type="float" office:value="0.0422985" calcext:value-type="float">
            <text:p>0.0422985</text:p>
          </table:table-cell>
          <table:table-cell office:value-type="float" office:value="0.0478444" calcext:value-type="float">
            <text:p>0.0478444</text:p>
          </table:table-cell>
          <table:table-cell office:value-type="float" office:value="0.0571493" calcext:value-type="float">
            <text:p>0.0571493</text:p>
          </table:table-cell>
          <table:table-cell office:value-type="float" office:value="0.0518124" calcext:value-type="float">
            <text:p>0.0518124</text:p>
          </table:table-cell>
          <table:table-cell office:value-type="float" office:value="0.0580768" calcext:value-type="float">
            <text:p>0.0580768</text:p>
          </table:table-cell>
          <table:table-cell office:value-type="float" office:value="0.0699602" calcext:value-type="float">
            <text:p>0.0699602</text:p>
          </table:table-cell>
          <table:table-cell office:value-type="float" office:value="0.0556466" calcext:value-type="float">
            <text:p>0.0556466</text:p>
          </table:table-cell>
          <table:table-cell office:value-type="float" office:value="0.0682757" calcext:value-type="float">
            <text:p>0.0682757</text:p>
          </table:table-cell>
          <table:table-cell office:value-type="float" office:value="0.0658944" calcext:value-type="float">
            <text:p>0.0658944</text:p>
          </table:table-cell>
          <table:table-cell office:value-type="float" office:value="0.0689936" calcext:value-type="float">
            <text:p>0.0689936</text:p>
          </table:table-cell>
          <table:table-cell office:value-type="float" office:value="0.0757353" calcext:value-type="float">
            <text:p>0.0757353</text:p>
          </table:table-cell>
          <table:table-cell office:value-type="float" office:value="0.0916905" calcext:value-type="float">
            <text:p>0.0916905</text:p>
          </table:table-cell>
          <table:table-cell office:value-type="float" office:value="0.0841507" calcext:value-type="float">
            <text:p>0.0841507</text:p>
          </table:table-cell>
          <table:table-cell office:value-type="float" office:value="0.0790805" calcext:value-type="float">
            <text:p>0.0790805</text:p>
          </table:table-cell>
          <table:table-cell office:value-type="float" office:value="0.1213692" calcext:value-type="float">
            <text:p>0.1213692</text:p>
          </table:table-cell>
          <table:table-cell office:value-type="float" office:value="0.1144408" calcext:value-type="float">
            <text:p>0.1144408</text:p>
          </table:table-cell>
          <table:table-cell office:value-type="float" office:value="0.1288855" calcext:value-type="float">
            <text:p>0.1288855</text:p>
          </table:table-cell>
          <table:table-cell office:value-type="float" office:value="0.1164566" calcext:value-type="float">
            <text:p>0.1164566</text:p>
          </table:table-cell>
          <table:table-cell office:value-type="float" office:value="0.1041293" calcext:value-type="float">
            <text:p>0.1041293</text:p>
          </table:table-cell>
          <table:table-cell office:value-type="float" office:value="0.101947" calcext:value-type="float">
            <text:p>0.101947</text:p>
          </table:table-cell>
          <table:table-cell office:value-type="float" office:value="0.120048" calcext:value-type="float">
            <text:p>0.120048</text:p>
          </table:table-cell>
          <table:table-cell office:value-type="float" office:value="0.1178288" calcext:value-type="float">
            <text:p>0.1178288</text:p>
          </table:table-cell>
          <table:table-cell office:value-type="float" office:value="0.178453" calcext:value-type="float">
            <text:p>0.178453</text:p>
          </table:table-cell>
          <table:table-cell office:value-type="float" office:value="0.1423515" calcext:value-type="float">
            <text:p>0.1423515</text:p>
          </table:table-cell>
          <table:table-cell office:value-type="float" office:value="0.1724188" calcext:value-type="float">
            <text:p>0.1724188</text:p>
          </table:table-cell>
          <table:table-cell office:value-type="float" office:value="0.2067261" calcext:value-type="float">
            <text:p>0.2067261</text:p>
          </table:table-cell>
          <table:table-cell office:value-type="float" office:value="0.2047564" calcext:value-type="float">
            <text:p>0.2047564</text:p>
          </table:table-cell>
          <table:table-cell office:value-type="float" office:value="0.2217992" calcext:value-type="float">
            <text:p>0.2217992</text:p>
          </table:table-cell>
          <table:table-cell office:value-type="float" office:value="0.1636001" calcext:value-type="float">
            <text:p>0.1636001</text:p>
          </table:table-cell>
          <table:table-cell office:value-type="float" office:value="0.1969886" calcext:value-type="float">
            <text:p>0.1969886</text:p>
          </table:table-cell>
          <table:table-cell office:value-type="float" office:value="0.1672349" calcext:value-type="float">
            <text:p>0.1672349</text:p>
          </table:table-cell>
          <table:table-cell office:value-type="float" office:value="0.1970478" calcext:value-type="float">
            <text:p>0.1970478</text:p>
          </table:table-cell>
          <table:table-cell office:value-type="float" office:value="0.1985855" calcext:value-type="float">
            <text:p>0.1985855</text:p>
          </table:table-cell>
          <table:table-cell office:value-type="float" office:value="0.2904658" calcext:value-type="float">
            <text:p>0.2904658</text:p>
          </table:table-cell>
          <table:table-cell office:value-type="float" office:value="1.4975371" calcext:value-type="float">
            <text:p>1.4975371</text:p>
          </table:table-cell>
          <table:table-cell office:value-type="float" office:value="0.207902" calcext:value-type="float">
            <text:p>0.207902</text:p>
          </table:table-cell>
          <table:table-cell office:value-type="float" office:value="0.2216197" calcext:value-type="float">
            <text:p>0.2216197</text:p>
          </table:table-cell>
          <table:table-cell office:value-type="float" office:value="0.2353931" calcext:value-type="float">
            <text:p>0.2353931</text:p>
          </table:table-cell>
          <table:table-cell office:value-type="float" office:value="0.2720972" calcext:value-type="float">
            <text:p>0.2720972</text:p>
          </table:table-cell>
          <table:table-cell office:value-type="float" office:value="0.2789326" calcext:value-type="float">
            <text:p>0.2789326</text:p>
          </table:table-cell>
          <table:table-cell office:value-type="float" office:value="1.1595776" calcext:value-type="float">
            <text:p>1.1595776</text:p>
          </table:table-cell>
          <table:table-cell office:value-type="float" office:value="0.3003006" calcext:value-type="float">
            <text:p>0.3003006</text:p>
          </table:table-cell>
          <table:table-cell office:value-type="float" office:value="0.3785468" calcext:value-type="float">
            <text:p>0.3785468</text:p>
          </table:table-cell>
          <table:table-cell office:value-type="float" office:value="0.4142964" calcext:value-type="float">
            <text:p>0.4142964</text:p>
          </table:table-cell>
          <table:table-cell office:value-type="float" office:value="0.3519719" calcext:value-type="float">
            <text:p>0.3519719</text:p>
          </table:table-cell>
          <table:table-cell office:value-type="float" office:value="0.3479684" calcext:value-type="float">
            <text:p>0.3479684</text:p>
          </table:table-cell>
          <table:table-cell office:value-type="float" office:value="0.3526306" calcext:value-type="float">
            <text:p>0.3526306</text:p>
          </table:table-cell>
          <table:table-cell office:value-type="float" office:value="0.330617" calcext:value-type="float">
            <text:p>0.330617</text:p>
          </table:table-cell>
          <table:table-cell office:value-type="float" office:value="0.3431103" calcext:value-type="float">
            <text:p>0.3431103</text:p>
          </table:table-cell>
          <table:table-cell office:value-type="float" office:value="0.398013" calcext:value-type="float">
            <text:p>0.398013</text:p>
          </table:table-cell>
          <table:table-cell office:value-type="float" office:value="0.4043289" calcext:value-type="float">
            <text:p>0.4043289</text:p>
          </table:table-cell>
          <table:table-cell office:value-type="float" office:value="3.8967938" calcext:value-type="float">
            <text:p>3.8967938</text:p>
          </table:table-cell>
          <table:table-cell office:value-type="float" office:value="0.4466055" calcext:value-type="float">
            <text:p>0.4466055</text:p>
          </table:table-cell>
          <table:table-cell office:value-type="float" office:value="0.6055086" calcext:value-type="float">
            <text:p>0.6055086</text:p>
          </table:table-cell>
          <table:table-cell office:value-type="float" office:value="0.5569969" calcext:value-type="float">
            <text:p>0.5569969</text:p>
          </table:table-cell>
          <table:table-cell office:value-type="float" office:value="0.5133519" calcext:value-type="float">
            <text:p>0.5133519</text:p>
          </table:table-cell>
          <table:table-cell office:value-type="float" office:value="0.4908684" calcext:value-type="float">
            <text:p>0.4908684</text:p>
          </table:table-cell>
          <table:table-cell office:value-type="float" office:value="0.5248478" calcext:value-type="float">
            <text:p>0.5248478</text:p>
          </table:table-cell>
          <table:table-cell office:value-type="float" office:value="0.5351501" calcext:value-type="float">
            <text:p>0.5351501</text:p>
          </table:table-cell>
          <table:table-cell office:value-type="float" office:value="3.6265899" calcext:value-type="float">
            <text:p>3.6265899</text:p>
          </table:table-cell>
          <table:table-cell office:value-type="float" office:value="0.9065549" calcext:value-type="float">
            <text:p>0.9065549</text:p>
          </table:table-cell>
          <table:table-cell office:value-type="float" office:value="0.7067778" calcext:value-type="float">
            <text:p>0.7067778</text:p>
          </table:table-cell>
          <table:table-cell office:value-type="float" office:value="0.5674274" calcext:value-type="float">
            <text:p>0.5674274</text:p>
          </table:table-cell>
          <table:table-cell office:value-type="float" office:value="6.8423516" calcext:value-type="float">
            <text:p>6.8423516</text:p>
          </table:table-cell>
          <table:table-cell office:value-type="float" office:value="0.6669067" calcext:value-type="float">
            <text:p>0.6669067</text:p>
          </table:table-cell>
          <table:table-cell office:value-type="float" office:value="0.6427018" calcext:value-type="float">
            <text:p>0.6427018</text:p>
          </table:table-cell>
          <table:table-cell office:value-type="float" office:value="0.728124" calcext:value-type="float">
            <text:p>0.728124</text:p>
          </table:table-cell>
          <table:table-cell office:value-type="float" office:value="0.7799508" calcext:value-type="float">
            <text:p>0.7799508</text:p>
          </table:table-cell>
          <table:table-cell office:value-type="float" office:value="0.7508545" calcext:value-type="float">
            <text:p>0.7508545</text:p>
          </table:table-cell>
          <table:table-cell office:value-type="float" office:value="0.6766302" calcext:value-type="float">
            <text:p>0.6766302</text:p>
          </table:table-cell>
          <table:table-cell office:value-type="float" office:value="0.7340451" calcext:value-type="float">
            <text:p>0.7340451</text:p>
          </table:table-cell>
          <table:table-cell office:value-type="float" office:value="0.8068313" calcext:value-type="float">
            <text:p>0.8068313</text:p>
          </table:table-cell>
          <table:table-cell office:value-type="float" office:value="0.7243405" calcext:value-type="float">
            <text:p>0.7243405</text:p>
          </table:table-cell>
          <table:table-cell office:value-type="float" office:value="0.7963055" calcext:value-type="float">
            <text:p>0.7963055</text:p>
          </table:table-cell>
          <table:table-cell office:value-type="float" office:value="0.7578676" calcext:value-type="float">
            <text:p>0.7578676</text:p>
          </table:table-cell>
          <table:table-cell office:value-type="float" office:value="0.802042" calcext:value-type="float">
            <text:p>0.802042</text:p>
          </table:table-cell>
          <table:table-cell office:value-type="float" office:value="0.8111381" calcext:value-type="float">
            <text:p>0.8111381</text:p>
          </table:table-cell>
          <table:table-cell office:value-type="float" office:value="0.8135582" calcext:value-type="float">
            <text:p>0.8135582</text:p>
          </table:table-cell>
          <table:table-cell office:value-type="float" office:value="72.8856853" calcext:value-type="float">
            <text:p>72.8856853</text:p>
          </table:table-cell>
          <table:table-cell office:value-type="float" office:value="1.0363551" calcext:value-type="float">
            <text:p>1.0363551</text:p>
          </table:table-cell>
          <table:table-cell office:value-type="float" office:value="1.2421487" calcext:value-type="float">
            <text:p>1.2421487</text:p>
          </table:table-cell>
          <table:table-cell office:value-type="float" office:value="0.9199378" calcext:value-type="float">
            <text:p>0.9199378</text:p>
          </table:table-cell>
          <table:table-cell office:value-type="float" office:value="1.1778348" calcext:value-type="float">
            <text:p>1.1778348</text:p>
          </table:table-cell>
          <table:table-cell office:value-type="float" office:value="1.1862956" calcext:value-type="float">
            <text:p>1.1862956</text:p>
          </table:table-cell>
          <table:table-cell office:value-type="float" office:value="1.232749" calcext:value-type="float">
            <text:p>1.232749</text:p>
          </table:table-cell>
          <table:table-cell office:value-type="float" office:value="1.0648905" calcext:value-type="float">
            <text:p>1.0648905</text:p>
          </table:table-cell>
          <table:table-cell office:value-type="float" office:value="1.077244" calcext:value-type="float">
            <text:p>1.077244</text:p>
          </table:table-cell>
          <table:table-cell office:value-type="float" office:value="1.1690779" calcext:value-type="float">
            <text:p>1.1690779</text:p>
          </table:table-cell>
          <table:table-cell office:value-type="float" office:value="1.1442696" calcext:value-type="float">
            <text:p>1.1442696</text:p>
          </table:table-cell>
          <table:table-cell office:value-type="float" office:value="1.4603433" calcext:value-type="float">
            <text:p>1.4603433</text:p>
          </table:table-cell>
          <table:table-cell office:value-type="float" office:value="1.1760658" calcext:value-type="float">
            <text:p>1.1760658</text:p>
          </table:table-cell>
          <table:table-cell office:value-type="float" office:value="1.1653224" calcext:value-type="float">
            <text:p>1.1653224</text:p>
          </table:table-cell>
          <table:table-cell office:value-type="float" office:value="1.2052734" calcext:value-type="float">
            <text:p>1.2052734</text:p>
          </table:table-cell>
          <table:table-cell office:value-type="float" office:value="1.3963038" calcext:value-type="float">
            <text:p>1.3963038</text:p>
          </table:table-cell>
          <table:table-cell office:value-type="float" office:value="1.539473" calcext:value-type="float">
            <text:p>1.539473</text:p>
          </table:table-cell>
          <table:table-cell office:value-type="float" office:value="1.4703293" calcext:value-type="float">
            <text:p>1.4703293</text:p>
          </table:table-cell>
          <table:table-cell office:value-type="float" office:value="1.4470157" calcext:value-type="float">
            <text:p>1.4470157</text:p>
          </table:table-cell>
          <table:table-cell office:value-type="float" office:value="1.4486178" calcext:value-type="float">
            <text:p>1.4486178</text:p>
          </table:table-cell>
          <table:table-cell office:value-type="float" office:value="1.4630859" calcext:value-type="float">
            <text:p>1.4630859</text:p>
          </table:table-cell>
          <table:table-cell office:value-type="float" office:value="1.4688003" calcext:value-type="float">
            <text:p>1.4688003</text:p>
          </table:table-cell>
          <table:table-cell office:value-type="float" office:value="1.5171041" calcext:value-type="float">
            <text:p>1.5171041</text:p>
          </table:table-cell>
          <table:table-cell office:value-type="float" office:value="1.5938939" calcext:value-type="float">
            <text:p>1.5938939</text:p>
          </table:table-cell>
          <table:table-cell office:value-type="float" office:value="1.7180198" calcext:value-type="float">
            <text:p>1.7180198</text:p>
          </table:table-cell>
          <table:table-cell office:value-type="float" office:value="1.8008437" calcext:value-type="float">
            <text:p>1.8008437</text:p>
          </table:table-cell>
          <table:table-cell office:value-type="float" office:value="1.5102691" calcext:value-type="float">
            <text:p>1.5102691</text:p>
          </table:table-cell>
          <table:table-cell office:value-type="float" office:value="1.676398" calcext:value-type="float">
            <text:p>1.676398</text:p>
          </table:table-cell>
          <table:table-cell office:value-type="float" office:value="1.6656972" calcext:value-type="float">
            <text:p>1.6656972</text:p>
          </table:table-cell>
          <table:table-cell office:value-type="float" office:value="1.850766" calcext:value-type="float">
            <text:p>1.850766</text:p>
          </table:table-cell>
          <table:table-cell office:value-type="float" office:value="1.6605593" calcext:value-type="float">
            <text:p>1.6605593</text:p>
          </table:table-cell>
          <table:table-cell office:value-type="float" office:value="1.8659621" calcext:value-type="float">
            <text:p>1.8659621</text:p>
          </table:table-cell>
          <table:table-cell office:value-type="float" office:value="1.8325482" calcext:value-type="float">
            <text:p>1.8325482</text:p>
          </table:table-cell>
          <table:table-cell office:value-type="float" office:value="2.0870493" calcext:value-type="float">
            <text:p>2.0870493</text:p>
          </table:table-cell>
          <table:table-cell office:value-type="float" office:value="2.0970552" calcext:value-type="float">
            <text:p>2.0970552</text:p>
          </table:table-cell>
          <table:table-cell office:value-type="float" office:value="2.4728465" calcext:value-type="float">
            <text:p>2.4728465</text:p>
          </table:table-cell>
          <table:table-cell office:value-type="float" office:value="2.0534919" calcext:value-type="float">
            <text:p>2.0534919</text:p>
          </table:table-cell>
          <table:table-cell office:value-type="float" office:value="2.1358682" calcext:value-type="float">
            <text:p>2.1358682</text:p>
          </table:table-cell>
          <table:table-cell office:value-type="float" office:value="2.5695309" calcext:value-type="float">
            <text:p>2.5695309</text:p>
          </table:table-cell>
          <table:table-cell office:value-type="float" office:value="2.0982869" calcext:value-type="float">
            <text:p>2.0982869</text:p>
          </table:table-cell>
          <table:table-cell office:value-type="float" office:value="2.0126092" calcext:value-type="float">
            <text:p>2.0126092</text:p>
          </table:table-cell>
          <table:table-cell office:value-type="float" office:value="2.3165878" calcext:value-type="float">
            <text:p>2.3165878</text:p>
          </table:table-cell>
          <table:table-cell office:value-type="float" office:value="2.2105505" calcext:value-type="float">
            <text:p>2.2105505</text:p>
          </table:table-cell>
          <table:table-cell office:value-type="float" office:value="2.1371173" calcext:value-type="float">
            <text:p>2.1371173</text:p>
          </table:table-cell>
          <table:table-cell office:value-type="float" office:value="2.5640068" calcext:value-type="float">
            <text:p>2.5640068</text:p>
          </table:table-cell>
          <table:table-cell office:value-type="float" office:value="2.7102449" calcext:value-type="float">
            <text:p>2.7102449</text:p>
          </table:table-cell>
          <table:table-cell office:value-type="float" office:value="2.7431486" calcext:value-type="float">
            <text:p>2.7431486</text:p>
          </table:table-cell>
          <table:table-cell office:value-type="float" office:value="3.0113561" calcext:value-type="float">
            <text:p>3.0113561</text:p>
          </table:table-cell>
          <table:table-cell office:value-type="float" office:value="2.7726097" calcext:value-type="float">
            <text:p>2.7726097</text:p>
          </table:table-cell>
          <table:table-cell office:value-type="float" office:value="2.9008433" calcext:value-type="float">
            <text:p>2.9008433</text:p>
          </table:table-cell>
          <table:table-cell office:value-type="float" office:value="2.9611367" calcext:value-type="float">
            <text:p>2.9611367</text:p>
          </table:table-cell>
          <table:table-cell office:value-type="float" office:value="3.2533097" calcext:value-type="float">
            <text:p>3.2533097</text:p>
          </table:table-cell>
          <table:table-cell office:value-type="float" office:value="10.2306519" calcext:value-type="float">
            <text:p>10.2306519</text:p>
          </table:table-cell>
          <table:table-cell office:value-type="float" office:value="2.942096" calcext:value-type="float">
            <text:p>2.942096</text:p>
          </table:table-cell>
          <table:table-cell office:value-type="float" office:value="3.2428882" calcext:value-type="float">
            <text:p>3.2428882</text:p>
          </table:table-cell>
          <table:table-cell office:value-type="float" office:value="3.0980842" calcext:value-type="float">
            <text:p>3.0980842</text:p>
          </table:table-cell>
          <table:table-cell office:value-type="float" office:value="3.1225083" calcext:value-type="float">
            <text:p>3.1225083</text:p>
          </table:table-cell>
          <table:table-cell office:value-type="float" office:value="2.9513238" calcext:value-type="float">
            <text:p>2.9513238</text:p>
          </table:table-cell>
          <table:table-cell office:value-type="float" office:value="3.3315292" calcext:value-type="float">
            <text:p>3.3315292</text:p>
          </table:table-cell>
          <table:table-cell office:value-type="float" office:value="3.6507218" calcext:value-type="float">
            <text:p>3.6507218</text:p>
          </table:table-cell>
          <table:table-cell office:value-type="float" office:value="2.8350309" calcext:value-type="float">
            <text:p>2.8350309</text:p>
          </table:table-cell>
          <table:table-cell office:value-type="float" office:value="3.3666246" calcext:value-type="float">
            <text:p>3.3666246</text:p>
          </table:table-cell>
          <table:table-cell office:value-type="float" office:value="3.4917875" calcext:value-type="float">
            <text:p>3.4917875</text:p>
          </table:table-cell>
          <table:table-cell office:value-type="float" office:value="3.907365" calcext:value-type="float">
            <text:p>3.907365</text:p>
          </table:table-cell>
          <table:table-cell office:value-type="float" office:value="3.7863731" calcext:value-type="float">
            <text:p>3.7863731</text:p>
          </table:table-cell>
          <table:table-cell office:value-type="float" office:value="3.76734" calcext:value-type="float">
            <text:p>3.76734</text:p>
          </table:table-cell>
          <table:table-cell office:value-type="float" office:value="3.8296681" calcext:value-type="float">
            <text:p>3.8296681</text:p>
          </table:table-cell>
          <table:table-cell office:value-type="float" office:value="3.7450139" calcext:value-type="float">
            <text:p>3.7450139</text:p>
          </table:table-cell>
          <table:table-cell office:value-type="float" office:value="3.4318928" calcext:value-type="float">
            <text:p>3.4318928</text:p>
          </table:table-cell>
          <table:table-cell office:value-type="float" office:value="3.8448514" calcext:value-type="float">
            <text:p>3.8448514</text:p>
          </table:table-cell>
          <table:table-cell office:value-type="float" office:value="3.8353182" calcext:value-type="float">
            <text:p>3.8353182</text:p>
          </table:table-cell>
          <table:table-cell office:value-type="float" office:value="3.7613051" calcext:value-type="float">
            <text:p>3.7613051</text:p>
          </table:table-cell>
          <table:table-cell office:value-type="float" office:value="4.1804479" calcext:value-type="float">
            <text:p>4.1804479</text:p>
          </table:table-cell>
          <table:table-cell office:value-type="float" office:value="4.0294031" calcext:value-type="float">
            <text:p>4.0294031</text:p>
          </table:table-cell>
          <table:table-cell office:value-type="float" office:value="4.0868201" calcext:value-type="float">
            <text:p>4.0868201</text:p>
          </table:table-cell>
          <table:table-cell office:value-type="float" office:value="4.4721505" calcext:value-type="float">
            <text:p>4.4721505</text:p>
          </table:table-cell>
          <table:table-cell office:value-type="float" office:value="3.9766773" calcext:value-type="float">
            <text:p>3.9766773</text:p>
          </table:table-cell>
          <table:table-cell office:value-type="float" office:value="4.1848875" calcext:value-type="float">
            <text:p>4.1848875</text:p>
          </table:table-cell>
          <table:table-cell office:value-type="float" office:value="4.2957908" calcext:value-type="float">
            <text:p>4.2957908</text:p>
          </table:table-cell>
          <table:table-cell office:value-type="float" office:value="5.8516747" calcext:value-type="float">
            <text:p>5.8516747</text:p>
          </table:table-cell>
          <table:table-cell office:value-type="float" office:value="5.9337462" calcext:value-type="float">
            <text:p>5.9337462</text:p>
          </table:table-cell>
          <table:table-cell office:value-type="float" office:value="5.574914" calcext:value-type="float">
            <text:p>5.574914</text:p>
          </table:table-cell>
          <table:table-cell office:value-type="float" office:value="5.4722567" calcext:value-type="float">
            <text:p>5.4722567</text:p>
          </table:table-cell>
          <table:table-cell office:value-type="float" office:value="4.4861103" calcext:value-type="float">
            <text:p>4.4861103</text:p>
          </table:table-cell>
          <table:table-cell office:value-type="float" office:value="4.4809971" calcext:value-type="float">
            <text:p>4.4809971</text:p>
          </table:table-cell>
          <table:table-cell office:value-type="float" office:value="4.8865186" calcext:value-type="float">
            <text:p>4.8865186</text:p>
          </table:table-cell>
          <table:table-cell office:value-type="float" office:value="4.6998026" calcext:value-type="float">
            <text:p>4.6998026</text:p>
          </table:table-cell>
          <table:table-cell office:value-type="float" office:value="5.2257567" calcext:value-type="float">
            <text:p>5.2257567</text:p>
          </table:table-cell>
          <table:table-cell office:value-type="float" office:value="5.1080821" calcext:value-type="float">
            <text:p>5.1080821</text:p>
          </table:table-cell>
          <table:table-cell office:value-type="float" office:value="5.121658" calcext:value-type="float">
            <text:p>5.121658</text:p>
          </table:table-cell>
          <table:table-cell office:value-type="float" office:value="5.2171036" calcext:value-type="float">
            <text:p>5.2171036</text:p>
          </table:table-cell>
          <table:table-cell office:value-type="float" office:value="5.1144888" calcext:value-type="float">
            <text:p>5.1144888</text:p>
          </table:table-cell>
          <table:table-cell office:value-type="float" office:value="4.822328" calcext:value-type="float">
            <text:p>4.822328</text:p>
          </table:table-cell>
          <table:table-cell office:value-type="float" office:value="6.2880377" calcext:value-type="float">
            <text:p>6.2880377</text:p>
          </table:table-cell>
          <table:table-cell office:value-type="float" office:value="5.5625687" calcext:value-type="float">
            <text:p>5.5625687</text:p>
          </table:table-cell>
          <table:table-cell office:value-type="float" office:value="5.3324072" calcext:value-type="float">
            <text:p>5.3324072</text:p>
          </table:table-cell>
          <table:table-cell office:value-type="float" office:value="5.8612451" calcext:value-type="float">
            <text:p>5.8612451</text:p>
          </table:table-cell>
          <table:table-cell office:value-type="float" office:value="16.6389895" calcext:value-type="float">
            <text:p>16.6389895</text:p>
          </table:table-cell>
          <table:table-cell/>
          <table:table-cell table:formula="of:=COUNTIF([.A2:.GQ2];&quot;NaN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21016" calcext:value-type="float">
            <text:p>0.0521016</text:p>
          </table:table-cell>
          <table:table-cell office:value-type="float" office:value="0.0113979" calcext:value-type="float">
            <text:p>0.0113979</text:p>
          </table:table-cell>
          <table:table-cell office:value-type="float" office:value="0.0140605" calcext:value-type="float">
            <text:p>0.0140605</text:p>
          </table:table-cell>
          <table:table-cell office:value-type="float" office:value="0.0304692" calcext:value-type="float">
            <text:p>0.0304692</text:p>
          </table:table-cell>
          <table:table-cell office:value-type="float" office:value="0.020128" calcext:value-type="float">
            <text:p>0.020128</text:p>
          </table:table-cell>
          <table:table-cell office:value-type="float" office:value="0.0350907" calcext:value-type="float">
            <text:p>0.0350907</text:p>
          </table:table-cell>
          <table:table-cell office:value-type="float" office:value="0.0187138" calcext:value-type="float">
            <text:p>0.0187138</text:p>
          </table:table-cell>
          <table:table-cell office:value-type="float" office:value="0.0213143" calcext:value-type="float">
            <text:p>0.0213143</text:p>
          </table:table-cell>
          <table:table-cell office:value-type="float" office:value="0.0255422" calcext:value-type="float">
            <text:p>0.0255422</text:p>
          </table:table-cell>
          <table:table-cell office:value-type="float" office:value="0.0242021" calcext:value-type="float">
            <text:p>0.0242021</text:p>
          </table:table-cell>
          <table:table-cell office:value-type="float" office:value="0.0238701" calcext:value-type="float">
            <text:p>0.0238701</text:p>
          </table:table-cell>
          <table:table-cell office:value-type="float" office:value="0.0255776" calcext:value-type="float">
            <text:p>0.0255776</text:p>
          </table:table-cell>
          <table:table-cell office:value-type="float" office:value="0.0338369" calcext:value-type="float">
            <text:p>0.0338369</text:p>
          </table:table-cell>
          <table:table-cell office:value-type="float" office:value="0.0457378" calcext:value-type="float">
            <text:p>0.0457378</text:p>
          </table:table-cell>
          <table:table-cell office:value-type="float" office:value="0.036025" calcext:value-type="float">
            <text:p>0.036025</text:p>
          </table:table-cell>
          <table:table-cell office:value-type="float" office:value="0.0430083" calcext:value-type="float">
            <text:p>0.0430083</text:p>
          </table:table-cell>
          <table:table-cell office:value-type="float" office:value="0.0376668" calcext:value-type="float">
            <text:p>0.0376668</text:p>
          </table:table-cell>
          <table:table-cell office:value-type="float" office:value="0.0522911" calcext:value-type="float">
            <text:p>0.0522911</text:p>
          </table:table-cell>
          <table:table-cell office:value-type="float" office:value="0.0446532" calcext:value-type="float">
            <text:p>0.0446532</text:p>
          </table:table-cell>
          <table:table-cell office:value-type="float" office:value="0.0551187" calcext:value-type="float">
            <text:p>0.0551187</text:p>
          </table:table-cell>
          <table:table-cell office:value-type="float" office:value="0.0521317" calcext:value-type="float">
            <text:p>0.0521317</text:p>
          </table:table-cell>
          <table:table-cell office:value-type="float" office:value="0.0989418" calcext:value-type="float">
            <text:p>0.0989418</text:p>
          </table:table-cell>
          <table:table-cell office:value-type="float" office:value="0.0559501" calcext:value-type="float">
            <text:p>0.0559501</text:p>
          </table:table-cell>
          <table:table-cell office:value-type="float" office:value="0.0912366" calcext:value-type="float">
            <text:p>0.0912366</text:p>
          </table:table-cell>
          <table:table-cell office:value-type="float" office:value="0.0748789" calcext:value-type="float">
            <text:p>0.0748789</text:p>
          </table:table-cell>
          <table:table-cell office:value-type="float" office:value="0.0685422" calcext:value-type="float">
            <text:p>0.0685422</text:p>
          </table:table-cell>
          <table:table-cell office:value-type="float" office:value="0.0839323" calcext:value-type="float">
            <text:p>0.0839323</text:p>
          </table:table-cell>
          <table:table-cell office:value-type="float" office:value="0.0907483" calcext:value-type="float">
            <text:p>0.0907483</text:p>
          </table:table-cell>
          <table:table-cell office:value-type="float" office:value="0.0792364" calcext:value-type="float">
            <text:p>0.0792364</text:p>
          </table:table-cell>
          <table:table-cell office:value-type="float" office:value="0.0998495" calcext:value-type="float">
            <text:p>0.0998495</text:p>
          </table:table-cell>
          <table:table-cell office:value-type="float" office:value="0.098723" calcext:value-type="float">
            <text:p>0.098723</text:p>
          </table:table-cell>
          <table:table-cell office:value-type="float" office:value="0.1098014" calcext:value-type="float">
            <text:p>0.1098014</text:p>
          </table:table-cell>
          <table:table-cell office:value-type="float" office:value="0.1178909" calcext:value-type="float">
            <text:p>0.1178909</text:p>
          </table:table-cell>
          <table:table-cell office:value-type="float" office:value="0.1072901" calcext:value-type="float">
            <text:p>0.1072901</text:p>
          </table:table-cell>
          <table:table-cell office:value-type="float" office:value="0.1345073" calcext:value-type="float">
            <text:p>0.1345073</text:p>
          </table:table-cell>
          <table:table-cell office:value-type="float" office:value="0.1351834" calcext:value-type="float">
            <text:p>0.1351834</text:p>
          </table:table-cell>
          <table:table-cell office:value-type="float" office:value="0.1248308" calcext:value-type="float">
            <text:p>0.1248308</text:p>
          </table:table-cell>
          <table:table-cell office:value-type="float" office:value="0.1539846" calcext:value-type="float">
            <text:p>0.1539846</text:p>
          </table:table-cell>
          <table:table-cell office:value-type="float" office:value="0.1331726" calcext:value-type="float">
            <text:p>0.1331726</text:p>
          </table:table-cell>
          <table:table-cell office:value-type="float" office:value="0.1506499" calcext:value-type="float">
            <text:p>0.1506499</text:p>
          </table:table-cell>
          <table:table-cell office:value-type="float" office:value="0.1893856" calcext:value-type="float">
            <text:p>0.1893856</text:p>
          </table:table-cell>
          <table:table-cell office:value-type="float" office:value="0.1782702" calcext:value-type="float">
            <text:p>0.1782702</text:p>
          </table:table-cell>
          <table:table-cell office:value-type="float" office:value="0.1635505" calcext:value-type="float">
            <text:p>0.1635505</text:p>
          </table:table-cell>
          <table:table-cell office:value-type="float" office:value="0.1724787" calcext:value-type="float">
            <text:p>0.1724787</text:p>
          </table:table-cell>
          <table:table-cell office:value-type="float" office:value="0.2396173" calcext:value-type="float">
            <text:p>0.2396173</text:p>
          </table:table-cell>
          <table:table-cell office:value-type="float" office:value="0.2421994" calcext:value-type="float">
            <text:p>0.2421994</text:p>
          </table:table-cell>
          <table:table-cell office:value-type="float" office:value="0.2992415" calcext:value-type="float">
            <text:p>0.2992415</text:p>
          </table:table-cell>
          <table:table-cell office:value-type="float" office:value="0.2470573" calcext:value-type="float">
            <text:p>0.2470573</text:p>
          </table:table-cell>
          <table:table-cell office:value-type="float" office:value="0.2858562" calcext:value-type="float">
            <text:p>0.2858562</text:p>
          </table:table-cell>
          <table:table-cell office:value-type="float" office:value="0.313509" calcext:value-type="float">
            <text:p>0.313509</text:p>
          </table:table-cell>
          <table:table-cell office:value-type="float" office:value="0.3604901" calcext:value-type="float">
            <text:p>0.3604901</text:p>
          </table:table-cell>
          <table:table-cell office:value-type="float" office:value="0.4346764" calcext:value-type="float">
            <text:p>0.4346764</text:p>
          </table:table-cell>
          <table:table-cell office:value-type="float" office:value="0.3679155" calcext:value-type="float">
            <text:p>0.3679155</text:p>
          </table:table-cell>
          <table:table-cell office:value-type="float" office:value="0.3647232" calcext:value-type="float">
            <text:p>0.3647232</text:p>
          </table:table-cell>
          <table:table-cell office:value-type="float" office:value="0.4648805" calcext:value-type="float">
            <text:p>0.4648805</text:p>
          </table:table-cell>
          <table:table-cell office:value-type="float" office:value="0.4591307" calcext:value-type="float">
            <text:p>0.4591307</text:p>
          </table:table-cell>
          <table:table-cell office:value-type="float" office:value="0.4935455" calcext:value-type="float">
            <text:p>0.4935455</text:p>
          </table:table-cell>
          <table:table-cell office:value-type="float" office:value="0.4634555" calcext:value-type="float">
            <text:p>0.4634555</text:p>
          </table:table-cell>
          <table:table-cell office:value-type="float" office:value="0.5440148" calcext:value-type="float">
            <text:p>0.5440148</text:p>
          </table:table-cell>
          <table:table-cell office:value-type="float" office:value="0.5586896" calcext:value-type="float">
            <text:p>0.5586896</text:p>
          </table:table-cell>
          <table:table-cell office:value-type="float" office:value="0.6497714" calcext:value-type="float">
            <text:p>0.6497714</text:p>
          </table:table-cell>
          <table:table-cell office:value-type="float" office:value="0.6480244" calcext:value-type="float">
            <text:p>0.6480244</text:p>
          </table:table-cell>
          <table:table-cell office:value-type="float" office:value="0.7433832" calcext:value-type="float">
            <text:p>0.7433832</text:p>
          </table:table-cell>
          <table:table-cell office:value-type="float" office:value="0.6210074" calcext:value-type="float">
            <text:p>0.6210074</text:p>
          </table:table-cell>
          <table:table-cell office:value-type="float" office:value="0.7120978" calcext:value-type="float">
            <text:p>0.7120978</text:p>
          </table:table-cell>
          <table:table-cell office:value-type="float" office:value="0.7318109" calcext:value-type="float">
            <text:p>0.7318109</text:p>
          </table:table-cell>
          <table:table-cell office:value-type="float" office:value="0.7181548" calcext:value-type="float">
            <text:p>0.7181548</text:p>
          </table:table-cell>
          <table:table-cell office:value-type="float" office:value="0.8986647" calcext:value-type="float">
            <text:p>0.8986647</text:p>
          </table:table-cell>
          <table:table-cell office:value-type="float" office:value="0.8689401" calcext:value-type="float">
            <text:p>0.8689401</text:p>
          </table:table-cell>
          <table:table-cell office:value-type="float" office:value="0.9045467" calcext:value-type="float">
            <text:p>0.9045467</text:p>
          </table:table-cell>
          <table:table-cell office:value-type="float" office:value="0.8963109" calcext:value-type="float">
            <text:p>0.8963109</text:p>
          </table:table-cell>
          <table:table-cell office:value-type="float" office:value="0.9957098" calcext:value-type="float">
            <text:p>0.9957098</text:p>
          </table:table-cell>
          <table:table-cell office:value-type="float" office:value="1.0367565" calcext:value-type="float">
            <text:p>1.0367565</text:p>
          </table:table-cell>
          <table:table-cell office:value-type="float" office:value="1.1445911" calcext:value-type="float">
            <text:p>1.1445911</text:p>
          </table:table-cell>
          <table:table-cell office:value-type="float" office:value="1.3418742" calcext:value-type="float">
            <text:p>1.3418742</text:p>
          </table:table-cell>
          <table:table-cell office:value-type="float" office:value="1.2958785" calcext:value-type="float">
            <text:p>1.2958785</text:p>
          </table:table-cell>
          <table:table-cell office:value-type="float" office:value="1.4842612" calcext:value-type="float">
            <text:p>1.4842612</text:p>
          </table:table-cell>
          <table:table-cell office:value-type="float" office:value="1.4589425" calcext:value-type="float">
            <text:p>1.4589425</text:p>
          </table:table-cell>
          <table:table-cell office:value-type="float" office:value="1.2958757" calcext:value-type="float">
            <text:p>1.2958757</text:p>
          </table:table-cell>
          <table:table-cell office:value-type="float" office:value="1.3509606" calcext:value-type="float">
            <text:p>1.3509606</text:p>
          </table:table-cell>
          <table:table-cell office:value-type="float" office:value="1.5263117" calcext:value-type="float">
            <text:p>1.5263117</text:p>
          </table:table-cell>
          <table:table-cell office:value-type="float" office:value="1.7534499" calcext:value-type="float">
            <text:p>1.7534499</text:p>
          </table:table-cell>
          <table:table-cell office:value-type="float" office:value="1.5355076" calcext:value-type="float">
            <text:p>1.5355076</text:p>
          </table:table-cell>
          <table:table-cell office:value-type="float" office:value="1.8103434" calcext:value-type="float">
            <text:p>1.8103434</text:p>
          </table:table-cell>
          <table:table-cell office:value-type="float" office:value="1.6531886" calcext:value-type="float">
            <text:p>1.6531886</text:p>
          </table:table-cell>
          <table:table-cell office:value-type="float" office:value="2.3320718" calcext:value-type="float">
            <text:p>2.3320718</text:p>
          </table:table-cell>
          <table:table-cell office:value-type="float" office:value="2.0162026" calcext:value-type="float">
            <text:p>2.0162026</text:p>
          </table:table-cell>
          <table:table-cell office:value-type="float" office:value="2.0569112" calcext:value-type="float">
            <text:p>2.0569112</text:p>
          </table:table-cell>
          <table:table-cell office:value-type="float" office:value="2.0633892" calcext:value-type="float">
            <text:p>2.0633892</text:p>
          </table:table-cell>
          <table:table-cell office:value-type="float" office:value="2.2618798" calcext:value-type="float">
            <text:p>2.2618798</text:p>
          </table:table-cell>
          <table:table-cell office:value-type="float" office:value="2.3923942" calcext:value-type="float">
            <text:p>2.3923942</text:p>
          </table:table-cell>
          <table:table-cell office:value-type="float" office:value="2.7676871" calcext:value-type="float">
            <text:p>2.7676871</text:p>
          </table:table-cell>
          <table:table-cell office:value-type="float" office:value="2.6880652" calcext:value-type="float">
            <text:p>2.6880652</text:p>
          </table:table-cell>
          <table:table-cell office:value-type="float" office:value="2.7348183" calcext:value-type="float">
            <text:p>2.7348183</text:p>
          </table:table-cell>
          <table:table-cell office:value-type="float" office:value="2.6683159" calcext:value-type="float">
            <text:p>2.6683159</text:p>
          </table:table-cell>
          <table:table-cell office:value-type="float" office:value="2.5723853" calcext:value-type="float">
            <text:p>2.5723853</text:p>
          </table:table-cell>
          <table:table-cell office:value-type="float" office:value="3.0143412" calcext:value-type="float">
            <text:p>3.0143412</text:p>
          </table:table-cell>
          <table:table-cell office:value-type="float" office:value="3.5649423" calcext:value-type="float">
            <text:p>3.5649423</text:p>
          </table:table-cell>
          <table:table-cell office:value-type="float" office:value="3.1859385" calcext:value-type="float">
            <text:p>3.1859385</text:p>
          </table:table-cell>
          <table:table-cell office:value-type="float" office:value="3.2185839" calcext:value-type="float">
            <text:p>3.2185839</text:p>
          </table:table-cell>
          <table:table-cell office:value-type="float" office:value="3.8475035" calcext:value-type="float">
            <text:p>3.8475035</text:p>
          </table:table-cell>
          <table:table-cell office:value-type="float" office:value="4.493648" calcext:value-type="float">
            <text:p>4.493648</text:p>
          </table:table-cell>
          <table:table-cell office:value-type="float" office:value="3.8182334" calcext:value-type="float">
            <text:p>3.8182334</text:p>
          </table:table-cell>
          <table:table-cell office:value-type="float" office:value="4.0434261" calcext:value-type="float">
            <text:p>4.0434261</text:p>
          </table:table-cell>
          <table:table-cell office:value-type="float" office:value="3.6418971" calcext:value-type="float">
            <text:p>3.6418971</text:p>
          </table:table-cell>
          <table:table-cell office:value-type="float" office:value="4.1246599" calcext:value-type="float">
            <text:p>4.1246599</text:p>
          </table:table-cell>
          <table:table-cell office:value-type="float" office:value="3.7654033" calcext:value-type="float">
            <text:p>3.7654033</text:p>
          </table:table-cell>
          <table:table-cell office:value-type="float" office:value="3.8983849" calcext:value-type="float">
            <text:p>3.8983849</text:p>
          </table:table-cell>
          <table:table-cell office:value-type="float" office:value="4.3331538" calcext:value-type="float">
            <text:p>4.3331538</text:p>
          </table:table-cell>
          <table:table-cell office:value-type="float" office:value="5.1400613" calcext:value-type="float">
            <text:p>5.1400613</text:p>
          </table:table-cell>
          <table:table-cell office:value-type="float" office:value="4.7056813" calcext:value-type="float">
            <text:p>4.7056813</text:p>
          </table:table-cell>
          <table:table-cell office:value-type="float" office:value="4.8769902" calcext:value-type="float">
            <text:p>4.8769902</text:p>
          </table:table-cell>
          <table:table-cell office:value-type="float" office:value="4.6037518" calcext:value-type="float">
            <text:p>4.6037518</text:p>
          </table:table-cell>
          <table:table-cell office:value-type="float" office:value="5.275951" calcext:value-type="float">
            <text:p>5.275951</text:p>
          </table:table-cell>
          <table:table-cell office:value-type="float" office:value="5.0925576" calcext:value-type="float">
            <text:p>5.0925576</text:p>
          </table:table-cell>
          <table:table-cell office:value-type="float" office:value="5.841729" calcext:value-type="float">
            <text:p>5.841729</text:p>
          </table:table-cell>
          <table:table-cell office:value-type="float" office:value="5.7667505" calcext:value-type="float">
            <text:p>5.7667505</text:p>
          </table:table-cell>
          <table:table-cell office:value-type="float" office:value="5.6309087" calcext:value-type="float">
            <text:p>5.6309087</text:p>
          </table:table-cell>
          <table:table-cell office:value-type="float" office:value="5.9424936" calcext:value-type="float">
            <text:p>5.9424936</text:p>
          </table:table-cell>
          <table:table-cell office:value-type="float" office:value="5.6891939" calcext:value-type="float">
            <text:p>5.6891939</text:p>
          </table:table-cell>
          <table:table-cell office:value-type="float" office:value="6.437553" calcext:value-type="float">
            <text:p>6.437553</text:p>
          </table:table-cell>
          <table:table-cell office:value-type="float" office:value="6.5418156" calcext:value-type="float">
            <text:p>6.5418156</text:p>
          </table:table-cell>
          <table:table-cell office:value-type="float" office:value="7.5066533" calcext:value-type="float">
            <text:p>7.5066533</text:p>
          </table:table-cell>
          <table:table-cell office:value-type="float" office:value="6.269528" calcext:value-type="float">
            <text:p>6.269528</text:p>
          </table:table-cell>
          <table:table-cell office:value-type="float" office:value="6.9285369" calcext:value-type="float">
            <text:p>6.9285369</text:p>
          </table:table-cell>
          <table:table-cell office:value-type="float" office:value="7.1891975" calcext:value-type="float">
            <text:p>7.1891975</text:p>
          </table:table-cell>
          <table:table-cell office:value-type="float" office:value="7.4045234" calcext:value-type="float">
            <text:p>7.4045234</text:p>
          </table:table-cell>
          <table:table-cell office:value-type="float" office:value="7.313172" calcext:value-type="float">
            <text:p>7.313172</text:p>
          </table:table-cell>
          <table:table-cell office:value-type="float" office:value="8.3008635" calcext:value-type="float">
            <text:p>8.3008635</text:p>
          </table:table-cell>
          <table:table-cell office:value-type="float" office:value="8.5291434" calcext:value-type="float">
            <text:p>8.5291434</text:p>
          </table:table-cell>
          <table:table-cell office:value-type="float" office:value="8.2060312" calcext:value-type="float">
            <text:p>8.2060312</text:p>
          </table:table-cell>
          <table:table-cell office:value-type="float" office:value="8.4525818" calcext:value-type="float">
            <text:p>8.4525818</text:p>
          </table:table-cell>
          <table:table-cell office:value-type="float" office:value="9.1772099" calcext:value-type="float">
            <text:p>9.1772099</text:p>
          </table:table-cell>
          <table:table-cell office:value-type="float" office:value="9.5655063" calcext:value-type="float">
            <text:p>9.5655063</text:p>
          </table:table-cell>
          <table:table-cell office:value-type="float" office:value="9.1480094" calcext:value-type="float">
            <text:p>9.1480094</text:p>
          </table:table-cell>
          <table:table-cell office:value-type="float" office:value="10.1787436" calcext:value-type="float">
            <text:p>10.1787436</text:p>
          </table:table-cell>
          <table:table-cell office:value-type="float" office:value="11.7997995" calcext:value-type="float">
            <text:p>11.7997995</text:p>
          </table:table-cell>
          <table:table-cell office:value-type="float" office:value="10.5296144" calcext:value-type="float">
            <text:p>10.5296144</text:p>
          </table:table-cell>
          <table:table-cell office:value-type="float" office:value="10.7940381" calcext:value-type="float">
            <text:p>10.7940381</text:p>
          </table:table-cell>
          <table:table-cell office:value-type="float" office:value="10.7787497" calcext:value-type="float">
            <text:p>10.7787497</text:p>
          </table:table-cell>
          <table:table-cell office:value-type="float" office:value="11.3842842" calcext:value-type="float">
            <text:p>11.3842842</text:p>
          </table:table-cell>
          <table:table-cell office:value-type="float" office:value="10.4110828" calcext:value-type="float">
            <text:p>10.4110828</text:p>
          </table:table-cell>
          <table:table-cell office:value-type="float" office:value="14.3475216" calcext:value-type="float">
            <text:p>14.3475216</text:p>
          </table:table-cell>
          <table:table-cell office:value-type="float" office:value="12.0111942" calcext:value-type="float">
            <text:p>12.0111942</text:p>
          </table:table-cell>
          <table:table-cell office:value-type="float" office:value="11.5286485" calcext:value-type="float">
            <text:p>11.5286485</text:p>
          </table:table-cell>
          <table:table-cell office:value-type="float" office:value="12.9322842" calcext:value-type="float">
            <text:p>12.9322842</text:p>
          </table:table-cell>
          <table:table-cell office:value-type="float" office:value="12.924652" calcext:value-type="float">
            <text:p>12.924652</text:p>
          </table:table-cell>
          <table:table-cell office:value-type="float" office:value="12.7606573" calcext:value-type="float">
            <text:p>12.7606573</text:p>
          </table:table-cell>
          <table:table-cell office:value-type="float" office:value="14.9760535" calcext:value-type="float">
            <text:p>14.9760535</text:p>
          </table:table-cell>
          <table:table-cell office:value-type="float" office:value="11.9333286" calcext:value-type="float">
            <text:p>11.9333286</text:p>
          </table:table-cell>
          <table:table-cell office:value-type="float" office:value="17.1609132" calcext:value-type="float">
            <text:p>17.1609132</text:p>
          </table:table-cell>
          <table:table-cell office:value-type="float" office:value="17.5785205" calcext:value-type="float">
            <text:p>17.5785205</text:p>
          </table:table-cell>
          <table:table-cell office:value-type="float" office:value="13.8651419" calcext:value-type="float">
            <text:p>13.8651419</text:p>
          </table:table-cell>
          <table:table-cell office:value-type="float" office:value="14.0343729" calcext:value-type="float">
            <text:p>14.0343729</text:p>
          </table:table-cell>
          <table:table-cell office:value-type="float" office:value="14.0660982" calcext:value-type="float">
            <text:p>14.0660982</text:p>
          </table:table-cell>
          <table:table-cell office:value-type="float" office:value="15.165095" calcext:value-type="float">
            <text:p>15.165095</text:p>
          </table:table-cell>
          <table:table-cell office:value-type="float" office:value="15.5919596" calcext:value-type="float">
            <text:p>15.5919596</text:p>
          </table:table-cell>
          <table:table-cell office:value-type="float" office:value="15.7585826" calcext:value-type="float">
            <text:p>15.7585826</text:p>
          </table:table-cell>
          <table:table-cell office:value-type="float" office:value="15.6239986" calcext:value-type="float">
            <text:p>15.6239986</text:p>
          </table:table-cell>
          <table:table-cell office:value-type="float" office:value="15.9213274" calcext:value-type="float">
            <text:p>15.9213274</text:p>
          </table:table-cell>
          <table:table-cell office:value-type="float" office:value="17.3016217" calcext:value-type="float">
            <text:p>17.3016217</text:p>
          </table:table-cell>
          <table:table-cell office:value-type="float" office:value="17.0942229" calcext:value-type="float">
            <text:p>17.0942229</text:p>
          </table:table-cell>
          <table:table-cell office:value-type="float" office:value="17.9146146" calcext:value-type="float">
            <text:p>17.9146146</text:p>
          </table:table-cell>
          <table:table-cell office:value-type="float" office:value="22.8631749" calcext:value-type="float">
            <text:p>22.8631749</text:p>
          </table:table-cell>
          <table:table-cell office:value-type="float" office:value="17.7423771" calcext:value-type="float">
            <text:p>17.7423771</text:p>
          </table:table-cell>
          <table:table-cell office:value-type="float" office:value="19.3622705" calcext:value-type="float">
            <text:p>19.3622705</text:p>
          </table:table-cell>
          <table:table-cell office:value-type="float" office:value="19.2513875" calcext:value-type="float">
            <text:p>19.2513875</text:p>
          </table:table-cell>
          <table:table-cell office:value-type="float" office:value="19.4480625" calcext:value-type="float">
            <text:p>19.4480625</text:p>
          </table:table-cell>
          <table:table-cell office:value-type="float" office:value="21.6165564" calcext:value-type="float">
            <text:p>21.6165564</text:p>
          </table:table-cell>
          <table:table-cell office:value-type="float" office:value="23.8790903" calcext:value-type="float">
            <text:p>23.8790903</text:p>
          </table:table-cell>
          <table:table-cell office:value-type="float" office:value="20.0823206" calcext:value-type="float">
            <text:p>20.0823206</text:p>
          </table:table-cell>
          <table:table-cell office:value-type="float" office:value="25.9975591" calcext:value-type="float">
            <text:p>25.9975591</text:p>
          </table:table-cell>
          <table:table-cell office:value-type="float" office:value="24.9921218" calcext:value-type="float">
            <text:p>24.9921218</text:p>
          </table:table-cell>
          <table:table-cell office:value-type="float" office:value="21.1101995" calcext:value-type="float">
            <text:p>21.1101995</text:p>
          </table:table-cell>
          <table:table-cell office:value-type="float" office:value="24.7244776" calcext:value-type="float">
            <text:p>24.7244776</text:p>
          </table:table-cell>
          <table:table-cell office:value-type="float" office:value="26.8233078" calcext:value-type="float">
            <text:p>26.8233078</text:p>
          </table:table-cell>
          <table:table-cell office:value-type="float" office:value="23.4577084" calcext:value-type="float">
            <text:p>23.4577084</text:p>
          </table:table-cell>
          <table:table-cell office:value-type="float" office:value="23.2311973" calcext:value-type="float">
            <text:p>23.2311973</text:p>
          </table:table-cell>
          <table:table-cell office:value-type="float" office:value="30.9185257" calcext:value-type="float">
            <text:p>30.9185257</text:p>
          </table:table-cell>
          <table:table-cell office:value-type="float" office:value="26.3612194" calcext:value-type="float">
            <text:p>26.3612194</text:p>
          </table:table-cell>
          <table:table-cell office:value-type="float" office:value="23.9912277" calcext:value-type="float">
            <text:p>23.9912277</text:p>
          </table:table-cell>
          <table:table-cell office:value-type="float" office:value="25.0304629" calcext:value-type="float">
            <text:p>25.0304629</text:p>
          </table:table-cell>
          <table:table-cell office:value-type="float" office:value="33.5093019" calcext:value-type="float">
            <text:p>33.5093019</text:p>
          </table:table-cell>
          <table:table-cell office:value-type="float" office:value="32.7871872" calcext:value-type="float">
            <text:p>32.7871872</text:p>
          </table:table-cell>
          <table:table-cell office:value-type="float" office:value="28.3488188" calcext:value-type="float">
            <text:p>28.3488188</text:p>
          </table:table-cell>
          <table:table-cell office:value-type="float" office:value="26.3895632" calcext:value-type="float">
            <text:p>26.3895632</text:p>
          </table:table-cell>
          <table:table-cell office:value-type="float" office:value="29.5920834" calcext:value-type="float">
            <text:p>29.5920834</text:p>
          </table:table-cell>
          <table:table-cell office:value-type="float" office:value="29.3562295" calcext:value-type="float">
            <text:p>29.3562295</text:p>
          </table:table-cell>
          <table:table-cell office:value-type="float" office:value="29.1102924" calcext:value-type="float">
            <text:p>29.1102924</text:p>
          </table:table-cell>
          <table:table-cell office:value-type="float" office:value="31.5921726" calcext:value-type="float">
            <text:p>31.5921726</text:p>
          </table:table-cell>
          <table:table-cell office:value-type="float" office:value="35.4409317" calcext:value-type="float">
            <text:p>35.4409317</text:p>
          </table:table-cell>
          <table:table-cell office:value-type="float" office:value="30.9538838" calcext:value-type="float">
            <text:p>30.9538838</text:p>
          </table:table-cell>
          <table:table-cell office:value-type="float" office:value="38.87871" calcext:value-type="float">
            <text:p>38.87871</text:p>
          </table:table-cell>
          <table:table-cell office:value-type="float" office:value="33.2880867" calcext:value-type="float">
            <text:p>33.2880867</text:p>
          </table:table-cell>
          <table:table-cell office:value-type="float" office:value="36.04904" calcext:value-type="float">
            <text:p>36.04904</text:p>
          </table:table-cell>
          <table:table-cell office:value-type="float" office:value="39.1720981" calcext:value-type="float">
            <text:p>39.1720981</text:p>
          </table:table-cell>
          <table:table-cell office:value-type="float" office:value="39.7532586" calcext:value-type="float">
            <text:p>39.7532586</text:p>
          </table:table-cell>
          <table:table-cell office:value-type="float" office:value="33.6206107" calcext:value-type="float">
            <text:p>33.6206107</text:p>
          </table:table-cell>
          <table:table-cell office:value-type="float" office:value="35.3351801" calcext:value-type="float">
            <text:p>35.3351801</text:p>
          </table:table-cell>
          <table:table-cell/>
          <table:table-cell table:formula="of:=COUNTIF([.A3:.GQ3];&quot;NaN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5703" calcext:value-type="float">
            <text:p>0.0085703</text:p>
          </table:table-cell>
          <table:table-cell office:value-type="float" office:value="0.0081381" calcext:value-type="float">
            <text:p>0.0081381</text:p>
          </table:table-cell>
          <table:table-cell office:value-type="float" office:value="0.0059114" calcext:value-type="float">
            <text:p>0.0059114</text:p>
          </table:table-cell>
          <table:table-cell office:value-type="float" office:value="0.006351" calcext:value-type="float">
            <text:p>0.006351</text:p>
          </table:table-cell>
          <table:table-cell office:value-type="float" office:value="0.0087897" calcext:value-type="float">
            <text:p>0.0087897</text:p>
          </table:table-cell>
          <table:table-cell office:value-type="float" office:value="0.0071733" calcext:value-type="float">
            <text:p>0.0071733</text:p>
          </table:table-cell>
          <table:table-cell office:value-type="float" office:value="0.0074634" calcext:value-type="float">
            <text:p>0.0074634</text:p>
          </table:table-cell>
          <table:table-cell office:value-type="float" office:value="0.0088577" calcext:value-type="float">
            <text:p>0.0088577</text:p>
          </table:table-cell>
          <table:table-cell office:value-type="float" office:value="0.0093879" calcext:value-type="float">
            <text:p>0.0093879</text:p>
          </table:table-cell>
          <table:table-cell office:value-type="float" office:value="0.0098637" calcext:value-type="float">
            <text:p>0.0098637</text:p>
          </table:table-cell>
          <table:table-cell office:value-type="float" office:value="0.0121741" calcext:value-type="float">
            <text:p>0.0121741</text:p>
          </table:table-cell>
          <table:table-cell office:value-type="float" office:value="0.0157617" calcext:value-type="float">
            <text:p>0.0157617</text:p>
          </table:table-cell>
          <table:table-cell office:value-type="float" office:value="0.0138198" calcext:value-type="float">
            <text:p>0.0138198</text:p>
          </table:table-cell>
          <table:table-cell office:value-type="float" office:value="0.0142498" calcext:value-type="float">
            <text:p>0.0142498</text:p>
          </table:table-cell>
          <table:table-cell office:value-type="float" office:value="0.0170307" calcext:value-type="float">
            <text:p>0.0170307</text:p>
          </table:table-cell>
          <table:table-cell office:value-type="string" calcext:value-type="string">
            <text:p>NaN</text:p>
          </table:table-cell>
          <table:table-cell office:value-type="float" office:value="0.0185098" calcext:value-type="float">
            <text:p>0.0185098</text:p>
          </table:table-cell>
          <table:table-cell office:value-type="string" calcext:value-type="string">
            <text:p>NaN</text:p>
          </table:table-cell>
          <table:table-cell office:value-type="float" office:value="0.1000336" calcext:value-type="float">
            <text:p>0.1000336</text:p>
          </table:table-cell>
          <table:table-cell office:value-type="float" office:value="0.0220806" calcext:value-type="float">
            <text:p>0.0220806</text:p>
          </table:table-cell>
          <table:table-cell office:value-type="float" office:value="0.0237417" calcext:value-type="float">
            <text:p>0.0237417</text:p>
          </table:table-cell>
          <table:table-cell office:value-type="float" office:value="0.0274622" calcext:value-type="float">
            <text:p>0.0274622</text:p>
          </table:table-cell>
          <table:table-cell office:value-type="float" office:value="0.0300825" calcext:value-type="float">
            <text:p>0.0300825</text:p>
          </table:table-cell>
          <table:table-cell office:value-type="string" calcext:value-type="string">
            <text:p>NaN</text:p>
          </table:table-cell>
          <table:table-cell office:value-type="float" office:value="0.0301276" calcext:value-type="float">
            <text:p>0.0301276</text:p>
          </table:table-cell>
          <table:table-cell office:value-type="float" office:value="0.0320732" calcext:value-type="float">
            <text:p>0.0320732</text:p>
          </table:table-cell>
          <table:table-cell office:value-type="string" calcext:value-type="string">
            <text:p>NaN</text:p>
          </table:table-cell>
          <table:table-cell office:value-type="float" office:value="0.0320881" calcext:value-type="float">
            <text:p>0.032088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0447311" calcext:value-type="float">
            <text:p>0.0447311</text:p>
          </table:table-cell>
          <table:table-cell office:value-type="float" office:value="0.0522208" calcext:value-type="float">
            <text:p>0.0522208</text:p>
          </table:table-cell>
          <table:table-cell office:value-type="float" office:value="0.0507593" calcext:value-type="float">
            <text:p>0.0507593</text:p>
          </table:table-cell>
          <table:table-cell office:value-type="float" office:value="0.0653256" calcext:value-type="float">
            <text:p>0.0653256</text:p>
          </table:table-cell>
          <table:table-cell office:value-type="float" office:value="0.0558424" calcext:value-type="float">
            <text:p>0.0558424</text:p>
          </table:table-cell>
          <table:table-cell office:value-type="float" office:value="0.1077703" calcext:value-type="float">
            <text:p>0.1077703</text:p>
          </table:table-cell>
          <table:table-cell office:value-type="string" calcext:value-type="string">
            <text:p>NaN</text:p>
          </table:table-cell>
          <table:table-cell office:value-type="float" office:value="0.0681417" calcext:value-type="float">
            <text:p>0.0681417</text:p>
          </table:table-cell>
          <table:table-cell office:value-type="float" office:value="0.0681982" calcext:value-type="float">
            <text:p>0.0681982</text:p>
          </table:table-cell>
          <table:table-cell office:value-type="string" calcext:value-type="string">
            <text:p>NaN</text:p>
          </table:table-cell>
          <table:table-cell office:value-type="float" office:value="0.0791029" calcext:value-type="float">
            <text:p>0.079102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1127156" calcext:value-type="float">
            <text:p>0.1127156</text:p>
          </table:table-cell>
          <table:table-cell office:value-type="float" office:value="0.094791" calcext:value-type="float">
            <text:p>0.09479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1161477" calcext:value-type="float">
            <text:p>0.116147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1210022" calcext:value-type="float">
            <text:p>0.1210022</text:p>
          </table:table-cell>
          <table:table-cell office:value-type="float" office:value="0.1438588" calcext:value-type="float">
            <text:p>0.1438588</text:p>
          </table:table-cell>
          <table:table-cell office:value-type="float" office:value="0.4003731" calcext:value-type="float">
            <text:p>0.4003731</text:p>
          </table:table-cell>
          <table:table-cell office:value-type="float" office:value="0.1408794" calcext:value-type="float">
            <text:p>0.1408794</text:p>
          </table:table-cell>
          <table:table-cell office:value-type="float" office:value="0.1545987" calcext:value-type="float">
            <text:p>0.1545987</text:p>
          </table:table-cell>
          <table:table-cell office:value-type="float" office:value="0.1523888" calcext:value-type="float">
            <text:p>0.152388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2028614" calcext:value-type="float">
            <text:p>0.2028614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2056321" calcext:value-type="float">
            <text:p>0.2056321</text:p>
          </table:table-cell>
          <table:table-cell office:value-type="float" office:value="0.2206125" calcext:value-type="float">
            <text:p>0.2206125</text:p>
          </table:table-cell>
          <table:table-cell office:value-type="float" office:value="0.2833507" calcext:value-type="float">
            <text:p>0.2833507</text:p>
          </table:table-cell>
          <table:table-cell office:value-type="float" office:value="0.2722071" calcext:value-type="float">
            <text:p>0.2722071</text:p>
          </table:table-cell>
          <table:table-cell office:value-type="float" office:value="0.279917" calcext:value-type="float">
            <text:p>0.279917</text:p>
          </table:table-cell>
          <table:table-cell office:value-type="float" office:value="0.2741529" calcext:value-type="float">
            <text:p>0.2741529</text:p>
          </table:table-cell>
          <table:table-cell office:value-type="string" calcext:value-type="string">
            <text:p>NaN</text:p>
          </table:table-cell>
          <table:table-cell office:value-type="float" office:value="0.3256799" calcext:value-type="float">
            <text:p>0.3256799</text:p>
          </table:table-cell>
          <table:table-cell office:value-type="float" office:value="0.3142441" calcext:value-type="float">
            <text:p>0.3142441</text:p>
          </table:table-cell>
          <table:table-cell office:value-type="string" calcext:value-type="string">
            <text:p>NaN</text:p>
          </table:table-cell>
          <table:table-cell office:value-type="float" office:value="0.3161952" calcext:value-type="float">
            <text:p>0.316195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3675018" calcext:value-type="float">
            <text:p>0.367501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4103237" calcext:value-type="float">
            <text:p>0.4103237</text:p>
          </table:table-cell>
          <table:table-cell office:value-type="float" office:value="0.4345213" calcext:value-type="float">
            <text:p>0.4345213</text:p>
          </table:table-cell>
          <table:table-cell office:value-type="float" office:value="0.4551553" calcext:value-type="float">
            <text:p>0.4551553</text:p>
          </table:table-cell>
          <table:table-cell office:value-type="float" office:value="0.8575087" calcext:value-type="float">
            <text:p>0.8575087</text:p>
          </table:table-cell>
          <table:table-cell office:value-type="float" office:value="0.4534112" calcext:value-type="float">
            <text:p>0.4534112</text:p>
          </table:table-cell>
          <table:table-cell office:value-type="float" office:value="0.4595325" calcext:value-type="float">
            <text:p>0.459532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5276403" calcext:value-type="float">
            <text:p>0.5276403</text:p>
          </table:table-cell>
          <table:table-cell office:value-type="string" calcext:value-type="string">
            <text:p>NaN</text:p>
          </table:table-cell>
          <table:table-cell office:value-type="float" office:value="0.540049" calcext:value-type="float">
            <text:p>0.540049</text:p>
          </table:table-cell>
          <table:table-cell office:value-type="float" office:value="0.5311664" calcext:value-type="float">
            <text:p>0.5311664</text:p>
          </table:table-cell>
          <table:table-cell office:value-type="string" calcext:value-type="string">
            <text:p>NaN</text:p>
          </table:table-cell>
          <table:table-cell office:value-type="float" office:value="0.5828915" calcext:value-type="float">
            <text:p>0.582891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6560283" calcext:value-type="float">
            <text:p>0.6560283</text:p>
          </table:table-cell>
          <table:table-cell office:value-type="float" office:value="0.6831609" calcext:value-type="float">
            <text:p>0.6831609</text:p>
          </table:table-cell>
          <table:table-cell office:value-type="string" calcext:value-type="string">
            <text:p>NaN</text:p>
          </table:table-cell>
          <table:table-cell office:value-type="float" office:value="0.7322196" calcext:value-type="float">
            <text:p>0.7322196</text:p>
          </table:table-cell>
          <table:table-cell office:value-type="float" office:value="0.7555017" calcext:value-type="float">
            <text:p>0.7555017</text:p>
          </table:table-cell>
          <table:table-cell office:value-type="float" office:value="0.6914056" calcext:value-type="float">
            <text:p>0.6914056</text:p>
          </table:table-cell>
          <table:table-cell office:value-type="float" office:value="0.9441841" calcext:value-type="float">
            <text:p>0.9441841</text:p>
          </table:table-cell>
          <table:table-cell office:value-type="float" office:value="0.7587303" calcext:value-type="float">
            <text:p>0.758730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060031" calcext:value-type="float">
            <text:p>0.9060031</text:p>
          </table:table-cell>
          <table:table-cell office:value-type="float" office:value="0.8360628" calcext:value-type="float">
            <text:p>0.8360628</text:p>
          </table:table-cell>
          <table:table-cell office:value-type="float" office:value="0.9116568" calcext:value-type="float">
            <text:p>0.911656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925014" calcext:value-type="float">
            <text:p>0.9925014</text:p>
          </table:table-cell>
          <table:table-cell office:value-type="string" calcext:value-type="string">
            <text:p>NaN</text:p>
          </table:table-cell>
          <table:table-cell office:value-type="float" office:value="1.1385072" calcext:value-type="float">
            <text:p>1.1385072</text:p>
          </table:table-cell>
          <table:table-cell office:value-type="float" office:value="1.0977047" calcext:value-type="float">
            <text:p>1.097704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.166351" calcext:value-type="float">
            <text:p>1.166351</text:p>
          </table:table-cell>
          <table:table-cell office:value-type="float" office:value="1.1964362" calcext:value-type="float">
            <text:p>1.1964362</text:p>
          </table:table-cell>
          <table:table-cell office:value-type="string" calcext:value-type="string">
            <text:p>NaN</text:p>
          </table:table-cell>
          <table:table-cell office:value-type="float" office:value="1.3718902" calcext:value-type="float">
            <text:p>1.371890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2395764" calcext:value-type="float">
            <text:p>1.239576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.4702068" calcext:value-type="float">
            <text:p>1.470206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604275" calcext:value-type="float">
            <text:p>1.60427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.1529741" calcext:value-type="float">
            <text:p>2.1529741</text:p>
          </table:table-cell>
          <table:table-cell office:value-type="string" calcext:value-type="string">
            <text:p>NaN</text:p>
          </table:table-cell>
          <table:table-cell office:value-type="float" office:value="1.7415965" calcext:value-type="float">
            <text:p>1.7415965</text:p>
          </table:table-cell>
          <table:table-cell office:value-type="float" office:value="1.6684277" calcext:value-type="float">
            <text:p>1.6684277</text:p>
          </table:table-cell>
          <table:table-cell office:value-type="string" calcext:value-type="string">
            <text:p>NaN</text:p>
          </table:table-cell>
          <table:table-cell office:value-type="float" office:value="2.0444288" calcext:value-type="float">
            <text:p>2.0444288</text:p>
          </table:table-cell>
          <table:table-cell office:value-type="string" calcext:value-type="string">
            <text:p>NaN</text:p>
          </table:table-cell>
          <table:table-cell office:value-type="float" office:value="2.0383597" calcext:value-type="float">
            <text:p>2.0383597</text:p>
          </table:table-cell>
          <table:table-cell office:value-type="float" office:value="2.2891409" calcext:value-type="float">
            <text:p>2.2891409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2.3515611" calcext:value-type="float">
            <text:p>2.3515611</text:p>
          </table:table-cell>
          <table:table-cell office:value-type="string" calcext:value-type="string">
            <text:p>NaN</text:p>
          </table:table-cell>
          <table:table-cell office:value-type="float" office:value="2.7846264" calcext:value-type="float">
            <text:p>2.784626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5212649" calcext:value-type="float">
            <text:p>2.5212649</text:p>
          </table:table-cell>
          <table:table-cell office:value-type="float" office:value="2.2886062" calcext:value-type="float">
            <text:p>2.2886062</text:p>
          </table:table-cell>
          <table:table-cell office:value-type="float" office:value="3.0073336" calcext:value-type="float">
            <text:p>3.007333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5897976" calcext:value-type="float">
            <text:p>2.5897976</text:p>
          </table:table-cell>
          <table:table-cell office:value-type="float" office:value="3.1911967" calcext:value-type="float">
            <text:p>3.1911967</text:p>
          </table:table-cell>
          <table:table-cell office:value-type="string" calcext:value-type="string">
            <text:p>NaN</text:p>
          </table:table-cell>
          <table:table-cell office:value-type="float" office:value="2.8052877" calcext:value-type="float">
            <text:p>2.8052877</text:p>
          </table:table-cell>
          <table:table-cell office:value-type="float" office:value="3.0856922" calcext:value-type="float">
            <text:p>3.085692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9180626" calcext:value-type="float">
            <text:p>2.9180626</text:p>
          </table:table-cell>
          <table:table-cell office:value-type="float" office:value="3.2518246" calcext:value-type="float">
            <text:p>3.2518246</text:p>
          </table:table-cell>
          <table:table-cell office:value-type="float" office:value="3.2981768" calcext:value-type="float">
            <text:p>3.2981768</text:p>
          </table:table-cell>
          <table:table-cell office:value-type="float" office:value="3.421898" calcext:value-type="float">
            <text:p>3.421898</text:p>
          </table:table-cell>
          <table:table-cell office:value-type="float" office:value="3.7647055" calcext:value-type="float">
            <text:p>3.7647055</text:p>
          </table:table-cell>
          <table:table-cell office:value-type="float" office:value="3.6739592" calcext:value-type="float">
            <text:p>3.6739592</text:p>
          </table:table-cell>
          <table:table-cell office:value-type="float" office:value="3.4414369" calcext:value-type="float">
            <text:p>3.4414369</text:p>
          </table:table-cell>
          <table:table-cell office:value-type="string" calcext:value-type="string">
            <text:p>NaN</text:p>
          </table:table-cell>
          <table:table-cell office:value-type="float" office:value="3.7278188" calcext:value-type="float">
            <text:p>3.7278188</text:p>
          </table:table-cell>
          <table:table-cell office:value-type="float" office:value="3.6839143" calcext:value-type="float">
            <text:p>3.683914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.488673" calcext:value-type="float">
            <text:p>4.488673</text:p>
          </table:table-cell>
          <table:table-cell office:value-type="float" office:value="4.4717157" calcext:value-type="float">
            <text:p>4.4717157</text:p>
          </table:table-cell>
          <table:table-cell office:value-type="float" office:value="4.107028" calcext:value-type="float">
            <text:p>4.107028</text:p>
          </table:table-cell>
          <table:table-cell office:value-type="float" office:value="4.1206679" calcext:value-type="float">
            <text:p>4.1206679</text:p>
          </table:table-cell>
          <table:table-cell office:value-type="float" office:value="4.8684821" calcext:value-type="float">
            <text:p>4.8684821</text:p>
          </table:table-cell>
          <table:table-cell office:value-type="float" office:value="3.7654173" calcext:value-type="float">
            <text:p>3.765417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A4:.GQ4];&quot;NaN&quot;)" office:value-type="float" office:value="77" calcext:value-type="float">
            <text:p>77</text:p>
          </table:table-cell>
        </table:table-row>
        <table:table-row table:style-name="ro1">
          <table:table-cell table:number-columns-repeated="199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13:43.733264103</meta:creation-date>
    <dc:date>2018-11-18T19:35:53.548512251</dc:date>
    <meta:editing-duration>PT1M50S</meta:editing-duration>
    <meta:editing-cycles>2</meta:editing-cycles>
    <meta:generator>LibreOffice/6.0.6.2$Linux_X86_64 LibreOffice_project/00m0$Build-2</meta:generator>
    <meta:document-statistic meta:table-count="1" meta:cell-count="989" meta:object-count="0"/>
  </office:meta>
</office:document-meta>
</file>